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nux Libertine Display G" officeooo:rsid="0000a5fb" officeooo:paragraph-rsid="0000a5fb"/>
    </style:style>
    <style:style style:name="P2" style:family="paragraph" style:parent-style-name="Standard" style:list-style-name="L1">
      <style:text-properties style:font-name="Linux Libertine Display G" officeooo:rsid="00015f20" officeooo:paragraph-rsid="00015f20"/>
    </style:style>
    <style:style style:name="P3" style:family="paragraph" style:parent-style-name="Standard" style:list-style-name="L1">
      <style:text-properties style:font-name="Linux Libertine Display G" officeooo:rsid="00034c22" officeooo:paragraph-rsid="00034c22"/>
    </style:style>
    <style:style style:name="P4" style:family="paragraph" style:parent-style-name="Standard" style:list-style-name="L1">
      <style:text-properties style:font-name="Linux Libertine Display G" officeooo:rsid="00037b4a" officeooo:paragraph-rsid="00037b4a"/>
    </style:style>
    <style:style style:name="P5" style:family="paragraph" style:parent-style-name="Standard" style:list-style-name="L1">
      <style:text-properties style:font-name="Linux Libertine Display G" officeooo:rsid="0003a047" officeooo:paragraph-rsid="0003a047"/>
    </style:style>
    <style:style style:name="P6" style:family="paragraph" style:parent-style-name="Standard" style:list-style-name="L1">
      <style:text-properties style:font-name="Linux Libertine Display G" officeooo:rsid="00046eb3" officeooo:paragraph-rsid="00046eb3"/>
    </style:style>
    <style:style style:name="P7" style:family="paragraph" style:parent-style-name="Standard" style:list-style-name="L1">
      <style:text-properties style:font-name="Linux Libertine Display G" officeooo:rsid="00050d41" officeooo:paragraph-rsid="00050d41"/>
    </style:style>
    <style:style style:name="P8" style:family="paragraph" style:parent-style-name="Standard" style:list-style-name="L1">
      <style:text-properties style:font-name="Linux Libertine Display G" officeooo:rsid="0007742e" officeooo:paragraph-rsid="0007742e"/>
    </style:style>
    <style:style style:name="P9" style:family="paragraph" style:parent-style-name="Standard" style:list-style-name="L1">
      <style:text-properties style:font-name="Linux Libertine Display G" officeooo:rsid="000881a6" officeooo:paragraph-rsid="000881a6"/>
    </style:style>
    <style:style style:name="P10" style:family="paragraph" style:parent-style-name="Standard" style:list-style-name="L1">
      <style:text-properties style:font-name="Linux Libertine Display G" fo:font-weight="normal" officeooo:rsid="000881a6" officeooo:paragraph-rsid="000881a6" style:font-weight-asian="normal" style:font-weight-complex="normal"/>
    </style:style>
    <style:style style:name="P11" style:family="paragraph" style:parent-style-name="Standard" style:list-style-name="L1">
      <style:text-properties style:font-name="Linux Libertine Display G" fo:font-weight="normal" officeooo:rsid="000cb9e9" officeooo:paragraph-rsid="000cb9e9" style:font-weight-asian="normal" style:font-weight-complex="normal"/>
    </style:style>
    <style:style style:name="P12" style:family="paragraph" style:parent-style-name="Standard" style:list-style-name="L1">
      <style:text-properties style:font-name="Linux Libertine Display G" fo:font-weight="normal" officeooo:rsid="000d2efd" officeooo:paragraph-rsid="000d2efd" style:font-weight-asian="normal" style:font-weight-complex="normal"/>
    </style:style>
    <style:style style:name="P13" style:family="paragraph" style:parent-style-name="Standard" style:list-style-name="L1">
      <style:text-properties style:font-name="Linux Libertine Display G" fo:font-weight="normal" officeooo:rsid="000ea635" officeooo:paragraph-rsid="000ea635" style:font-weight-asian="normal" style:font-weight-complex="normal"/>
    </style:style>
    <style:style style:name="P14" style:family="paragraph" style:parent-style-name="Standard" style:list-style-name="L1">
      <style:text-properties style:font-name="Linux Libertine Display G" fo:font-weight="normal" officeooo:rsid="000f3edd" officeooo:paragraph-rsid="000f3edd" style:font-weight-asian="normal" style:font-weight-complex="normal"/>
    </style:style>
    <style:style style:name="P15" style:family="paragraph" style:parent-style-name="Standard" style:list-style-name="L1">
      <style:text-properties style:font-name="Linux Libertine Display G" fo:font-weight="normal" officeooo:rsid="00107221" officeooo:paragraph-rsid="00107221" style:font-weight-asian="normal" style:font-weight-complex="normal"/>
    </style:style>
    <style:style style:name="P16" style:family="paragraph" style:parent-style-name="Standard" style:list-style-name="L1">
      <style:text-properties style:font-name="Linux Libertine Display G" fo:font-weight="normal" officeooo:rsid="00122274" officeooo:paragraph-rsid="00122274" style:font-weight-asian="normal" style:font-weight-complex="normal"/>
    </style:style>
    <style:style style:name="P17" style:family="paragraph" style:parent-style-name="Standard" style:list-style-name="L1">
      <style:text-properties style:font-name="Linux Libertine Display G" fo:font-weight="normal" officeooo:rsid="0013373b" officeooo:paragraph-rsid="0013373b" style:font-weight-asian="normal" style:font-weight-complex="normal"/>
    </style:style>
    <style:style style:name="P18" style:family="paragraph" style:parent-style-name="Standard" style:list-style-name="L1">
      <style:text-properties style:font-name="Linux Libertine Display G" fo:font-weight="normal" officeooo:rsid="00134266" officeooo:paragraph-rsid="00134266" style:font-weight-asian="normal" style:font-weight-complex="normal"/>
    </style:style>
    <style:style style:name="P19" style:family="paragraph" style:parent-style-name="Standard" style:list-style-name="L1">
      <style:text-properties style:font-name="Linux Libertine Display G" fo:font-weight="normal" officeooo:rsid="00138015" officeooo:paragraph-rsid="00138015" style:font-weight-asian="normal" style:font-weight-complex="normal"/>
    </style:style>
    <style:style style:name="P20" style:family="paragraph" style:parent-style-name="Standard" style:list-style-name="L1">
      <style:text-properties style:font-name="Linux Libertine Display G" officeooo:rsid="00107221" officeooo:paragraph-rsid="00107221"/>
    </style:style>
    <style:style style:name="P21" style:family="paragraph" style:parent-style-name="Standard" style:list-style-name="L1">
      <style:text-properties style:font-name="Linux Libertine Display G" officeooo:rsid="00122274" officeooo:paragraph-rsid="00122274"/>
    </style:style>
    <style:style style:name="P22" style:family="paragraph" style:parent-style-name="Standard" style:list-style-name="L1">
      <style:text-properties style:font-name="Linux Libertine Display G" officeooo:rsid="0014fa96" officeooo:paragraph-rsid="0014fa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4c22" style:font-style-asian="normal" style:font-style-complex="normal"/>
    </style:style>
    <style:style style:name="T4" style:family="text">
      <style:text-properties fo:font-style="normal" officeooo:rsid="0003a047" style:font-style-asian="normal" style:font-style-complex="normal"/>
    </style:style>
    <style:style style:name="T5" style:family="text">
      <style:text-properties fo:font-style="normal" officeooo:rsid="00046eb3" style:font-style-asian="normal" style:font-style-complex="normal"/>
    </style:style>
    <style:style style:name="T6" style:family="text">
      <style:text-properties fo:font-style="normal" officeooo:rsid="0006102c" style:font-style-asian="normal" style:font-style-complex="normal"/>
    </style:style>
    <style:style style:name="T7" style:family="text">
      <style:text-properties fo:font-style="normal" officeooo:rsid="0007742e" style:font-style-asian="normal" style:font-style-complex="normal"/>
    </style:style>
    <style:style style:name="T8" style:family="text">
      <style:text-properties fo:font-style="normal" officeooo:rsid="000d2efd" style:font-style-asian="normal" style:font-style-complex="normal"/>
    </style:style>
    <style:style style:name="T9" style:family="text">
      <style:text-properties fo:font-style="normal" officeooo:rsid="00107221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2efd" style:font-weight-asian="bold" style:font-weight-complex="bold"/>
    </style:style>
    <style:style style:name="T12" style:family="text">
      <style:text-properties officeooo:rsid="000a7d5d"/>
    </style:style>
    <style:style style:name="T13" style:family="text">
      <style:text-properties officeooo:rsid="000abe50"/>
    </style:style>
    <style:style style:name="T14" style:family="text">
      <style:text-properties officeooo:rsid="000cb9e9"/>
    </style:style>
    <style:style style:name="T15" style:family="text">
      <style:text-properties officeooo:rsid="000d2efd"/>
    </style:style>
    <style:style style:name="T16" style:family="text">
      <style:text-properties officeooo:rsid="000ea635"/>
    </style:style>
    <style:style style:name="T17" style:family="text">
      <style:text-properties officeooo:rsid="000f7d79"/>
    </style:style>
    <style:style style:name="T18" style:family="text">
      <style:text-properties officeooo:rsid="0013426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65024884937547529" text:style-name="L1">
        <text:list-item>
          <text:p text:style-name="P1">Introduction</text:p>
          <text:list>
            <text:list-item>
              <text:p text:style-name="P1">What are we doing? </text:p>
              <text:list>
                <text:list-item>
                  <text:p text:style-name="P1">Studying cooperativity in dimerizing systems with a model that is shown to be of a form in which strict criteria for cooperativity can be established</text:p>
                </text:list-item>
                <text:list-item>
                  <text:p text:style-name="P1">Application of this model to two real systems (one neg coop - EGFR, one pos coop – estrogen receptor)</text:p>
                </text:list-item>
              </text:list>
            </text:list-item>
            <text:list-item>
              <text:p text:style-name="P2">Why are we doing it</text:p>
              <text:list>
                <text:list-item>
                  <text:p text:style-name="P3">ligand binding and molecular recognition are critical aspects of biological systems</text:p>
                  <text:list>
                    <text:list-item>
                      <text:p text:style-name="P3">cooperativity is an interesting facet – signal modulation</text:p>
                    </text:list-item>
                    <text:list-item>
                      <text:p text:style-name="P3">important targets for drug design (critical pathways in biological systems)</text:p>
                    </text:list-item>
                  </text:list>
                </text:list-item>
                <text:list-item>
                  <text:p text:style-name="P1">it has been done with EGFR before but this more rigorously confirms the presence of neg coop and does so on pooled data sets (meh)</text:p>
                  <text:list>
                    <text:list-item>
                      <text:p text:style-name="P1">it has <text:span text:style-name="T1">not</text:span><text:span text:style-name="T2"> been done on estrogen receptor</text:span></text:p>
                    </text:list-item>
                  </text:list>
                </text:list-item>
                <text:list-item>
                  <text:p text:style-name="P2"><text:span text:style-name="T2">How are we doing it? (Capsule Approach)</text:span></text:p>
                  <text:list>
                    <text:list-item>
                      <text:p text:style-name="P2"><text:span text:style-name="T2">Model derivation and analysis</text:span></text:p>
                    </text:list-item>
                    <text:list-item>
                      <text:p text:style-name="P2"><text:span text:style-name="T2">Data Extraction (no lab work)</text:span></text:p>
                    </text:list-item>
                    <text:list-item>
                      <text:p text:style-name="P2"><text:span text:style-name="T2">Curve fitting of direct plots with NLLS </text:span></text:p>
                    </text:list-item>
                    <text:list-item>
                      <text:p text:style-name="P2"><text:span text:style-name="T2">Simulation (MonteCarlo (get summary from graph pad) <text:s/>and Numerical Sol. with mathematica)</text:span></text:p>
                    </text:list-item>
                  </text:list>
                </text:list-item>
                <text:list-item>
                  <text:p text:style-name="P2"><text:span text:style-name="T2">What does the communi</text:span><text:span text:style-name="T3">ty get out of it?</text:span></text:p>
                  <text:list>
                    <text:list-item>
                      <text:p text:style-name="P4"><text:span text:style-name="T3">n</text:span><text:span text:style-name="T2">ew form of model</text:span></text:p>
                    </text:list-item>
                    <text:list-item>
                      <text:p text:style-name="P3"><text:span text:style-name="T2">confirmation of neg coop in egfr</text:span></text:p>
                    </text:list-item>
                    <text:list-item>
                      <text:p text:style-name="P3"><text:span text:style-name="T2">revised understanding of estrogen receptor and motivation for revisiting with experimental work</text:span></text:p>
                    </text:list-item>
                  </text:list>
                </text:list-item>
                <text:list-item>
                  <text:p text:style-name="P4"><text:span text:style-name="T2">Brief background on equilibrium binding</text:span></text:p>
                  <text:list>
                    <text:list-item>
                      <text:list>
                        <text:list-item>
                          <text:p text:style-name="P4"><text:span text:style-name="T2">Importance (how biological interactions take place)</text:span></text:p>
                        </text:list-item>
                        <text:list-item>
                          <text:p text:style-name="P4"><text:span text:style-name="T2">Direct plot analysis</text:span></text:p>
                          <text:list>
                            <text:list-item>
                              <text:p text:style-name="P4"><text:span text:style-name="T2">Include canonical binding equations (EQ1) *</text:span><text:span text:style-name="T8">nubar*</text:span></text:p>
                            </text:list-item>
                            <text:list-item>
                              <text:p text:style-name="P4"><text:span text:style-name="T2">Explanation of Ka ↔ Kd and energetics – </text:span><text:span text:style-name="T4">constants are the name of the game</text:span></text:p>
                            </text:list-item>
                            <text:list-item>
                              <text:p text:style-name="P5"><text:span text:style-name="T2">Similarities with dimerizing constants </text:span><text:span text:style-name="T5">(since we’ll be using them)</text:span></text:p>
                            </text:list-item>
                            <text:list-item>
                              <text:p text:style-name="P5"><text:span text:style-name="T2">Site and stoichiometric constants</text:span></text:p>
                            </text:list-item>
                            <text:list-item>
                              <text:p text:style-name="P4"><text:span text:style-name="T2">Fitting of eqn to plots (NLLS)</text:span></text:p>
                            </text:list-item>
                            <text:list-item>
                              <text:p text:style-name="P4"><text:span text:style-name="T2">Extension to additional binding sites</text:span></text:p>
                            </text:list-item>
                            <text:list-item>
                              <text:p text:style-name="P4"><text:span text:style-name="T2">DEFINE COOPERATIVITY – </text:span><text:span text:style-name="T8">what we’re seeking to prob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2">Brief background on target systems</text:span></text:p>
                  <text:list>
                    <text:list-item>
                      <text:p text:style-name="P4"><text:span text:style-name="T2">Dimerizing receptors that bind a ligand</text:span></text:p>
                    </text:list-item>
                    <text:list-item>
                      <text:p text:style-name="P4"><text:span text:style-name="T2">EGFR (function/structure)</text:span></text:p>
                    </text:list-item>
                    <text:list-item>
                      <text:p text:style-name="P4"><text:span text:style-name="T2">Estrogen (function/structure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2">Approach and Methods</text:span></text:p>
          <text:list>
            <text:list-item>
              <text:p text:style-name="P9"><text:span text:style-name="T2">Employ new form of model (analysis and derivation)</text:span></text:p>
            </text:list-item>
            <text:list-item>
              <text:p text:style-name="P6"><text:span text:style-name="T2">Choice of systems </text:span><text:span text:style-name="T7">(sources/citations)</text:span></text:p>
              <text:list>
                <text:list-item>
                  <text:p text:style-name="P20"><text:span text:style-name="T7">E</text:span><text:span text:style-name="T2">GFR background on WT v kinase-dead</text:span></text:p>
                </text:list-item>
                <text:list-item>
                  <text:p text:style-name="P20"><text:span text:style-name="T2">Estrogen – what are applicable notes?</text:span></text:p>
                </text:list-item>
              </text:list>
            </text:list-item>
            <text:list-item>
              <text:p text:style-name="P6"><text:span text:style-name="T2">Extraction of Data </text:span><text:span text:style-name="T6">(raws in appendix) </text:span><text:span text:style-name="T9">(graphs in document – 2)</text:span></text:p>
              <text:list>
                <text:list-item>
                  <text:p text:style-name="P21"><text:span text:style-name="T9">a </text:span><text:span text:style-name="T2">lot not reported by Pike that needs to be assumed/reverse-fit</text:span></text:p>
                  <text:list>
                    <text:list-item>
                      <text:p text:style-name="P22"><text:span text:style-name="T2">determination of receptor concentrations</text:span></text:p>
                    </text:list-item>
                  </text:list>
                </text:list-item>
                <text:list-item>
                  <text:p text:style-name="P6"><text:span text:style-name="T2">Note on lack of data varying receptor concentration </text:span><text:span text:style-name="T9">for egfr and almost no data for estrogen</text:span></text:p>
                </text:list-item>
                <text:list-item>
                  <text:p text:style-name="P6"><text:soft-page-break/><text:span text:style-name="T2">Note on Pike using direct plot but many others not</text:span></text:p>
                  <text:list>
                    <text:list-item>
                      <text:p text:style-name="P7"><text:span text:style-name="T2">From Biochemical Pharmacology (Palmer): linear transformations introduce unequal weighting of experimental error</text:span></text:p>
                    </text:list-item>
                  </text:list>
                </text:list-item>
              </text:list>
            </text:list-item>
            <text:list-item>
              <text:p text:style-name="P8">Transformation to direct if needed</text:p>
              <text:list>
                <text:list-item>
                  <text:p text:style-name="P9">Note of back-fitting necessary with Pike (appendix?) and conversion from two-dimension to three-dimensional concentrations</text:p>
                </text:list-item>
              </text:list>
            </text:list-item>
            <text:list-item>
              <text:p text:style-name="P8">Fit to model using NLS and parameter sharing</text:p>
              <text:list>
                <text:list-item>
                  <text:p text:style-name="P22">guestimate constants based on position of isotherm</text:p>
                  <text:list>
                    <text:list-item>
                      <text:p text:style-name="P22">motivation for physiological ranges, we shouldnt expect wildly different parameters than the overall apparent K</text:p>
                    </text:list-item>
                  </text:list>
                </text:list-item>
                <text:list-item>
                  <text:p text:style-name="P8">Note on meaning and importance of param sharing</text:p>
                  <text:list>
                    <text:list-item>
                      <text:p text:style-name="P8">receptors must share some underlying features (inherent binding constants) and shifts in isotherms are driven by receptor concentration – <text:span text:style-name="T12">necessitates model</text:span></text:p>
                    </text:list-item>
                    <text:list-item>
                      <text:p text:style-name="P9">param sharing wasn’t done with estrogen receptor</text:p>
                    </text:list-item>
                  </text:list>
                </text:list-item>
              </text:list>
            </text:list-item>
            <text:list-item>
              <text:p text:style-name="P9">Brief comparison with other models (add this as ancillary?)</text:p>
              <text:list>
                <text:list-item>
                  <text:p text:style-name="P9">Simpler models (1,2-site can be argued in text), fit non-ligand-driven case and alternative estrogen models? Expanded Wyman model for <text:span text:style-name="T12">estrogen?</text:span></text:p>
                </text:list-item>
              </text:list>
            </text:list-item>
            <text:list-item>
              <text:p text:style-name="P9"><text:span text:style-name="T10">Model Swapping </text:span><text:span text:style-name="T11">(sensitivity analysis?)</text:span><text:span text:style-name="T10"> </text:span>monte carlo simulation to b<text:span text:style-name="T14">oun</text:span>d error and to set up statistical bounds on model swapping – assume underlying coop/no-coop behavior and fit for opposite model </text:p>
              <text:list>
                <text:list-item>
                  <text:p text:style-name="P21">assumptions for data spread</text:p>
                </text:list-item>
                <text:list-item>
                  <text:p text:style-name="P21">5% is generously low</text:p>
                  <text:list>
                    <text:list-item>
                      <text:p text:style-name="P21">critical disclaimer for weighted sum of square not being used even though spread apparently increases</text:p>
                    </text:list-item>
                  </text:list>
                </text:list-item>
              </text:list>
            </text:list-item>
            <text:list-item>
              <text:p text:style-name="P10">Numerical modeling of system to decompose <text:span text:style-name="T13">parts – p-bar <text:s/>(actually will go beyond the p-bar notation splitting the p-bar dimer into singly/doubly bound – interesting features are observed – critical point for singly occupied dimer</text:span></text:p>
            </text:list-item>
          </text:list>
        </text:list-item>
        <text:list-item>
          <text:p text:style-name="P11">Model Derivation and Analysis</text:p>
          <text:list>
            <text:list-item>
              <text:p text:style-name="P11"><text:span text:style-name="T15">Analysis </text:span>of Wyman Gill model</text:p>
              <text:list>
                <text:list-item>
                  <text:p text:style-name="P11">Terms present: mon, dim, dimer constants, bind constants</text:p>
                </text:list-item>
                <text:list-item>
                  <text:p text:style-name="P11">Implications of interconnection of constants (better wording)</text:p>
                  <text:list>
                    <text:list-item>
                      <text:p text:style-name="P12">stabilization of one species vs. another</text:p>
                    </text:list-item>
                    <text:list-item>
                      <text:p text:style-name="P12">cooperativity, ligand-induced aggregation</text:p>
                    </text:list-item>
                  </text:list>
                </text:list-item>
                <text:list-item>
                  <text:p text:style-name="P12">Derivation of nubar (fracsat) for Wyman model <text:span text:style-name="T16">(EQ)</text:span></text:p>
                  <text:list>
                    <text:list-item>
                      <text:p text:style-name="P13">will depend on equilibrium eq’s, e.g., [RL] = k[R][L]</text:p>
                    </text:list-item>
                    <text:list-item>
                      <text:p text:style-name="P12">dependence of r-free on binding/dim constants</text:p>
                    </text:list-item>
                    <text:list-item>
                      <text:p text:style-name="P12">fitting equations in appendix (take from prism)</text:p>
                    </text:list-item>
                  </text:list>
                </text:list-item>
                <text:list-item>
                  <text:p text:style-name="P12">Indicate why it’s useful to separate into p-bar form <text:span text:style-name="T16">and prompt derivations</text:span></text:p>
                  <text:list>
                    <text:list-item>
                      <text:p text:style-name="P13">definition of p-bar (population fraction)</text:p>
                    </text:list-item>
                    <text:list-item>
                      <text:p text:style-name="P13">let’s us rigorously define coop</text:p>
                    </text:list-item>
                    <text:list-item>
                      <text:p text:style-name="P13">two site model (EQ)</text:p>
                    </text:list-item>
                    <text:list-item>
                      <text:p text:style-name="P13">k1 &gt; 4k2 etc. (EQ)</text:p>
                    </text:list-item>
                  </text:list>
                </text:list-item>
              </text:list>
            </text:list-item>
            <text:list-item>
              <text:p text:style-name="P13">Derivation of p-bar form</text:p>
              <text:list>
                <text:list-item>
                  <text:p text:style-name="P14">start with construction of p-bars from model and equiquation</text:p>
                </text:list-item>
                <text:list-item>
                  <text:p text:style-name="P14">construct nubar for sub populations (monomer/dimer)</text:p>
                </text:list-item>
                <text:list-item>
                  <text:p text:style-name="P14">show that they cancel out to form desired p-bar form</text:p>
                </text:list-item>
                <text:list-item>
                  <text:p text:style-name="P14">this form lets us use prior nubar definitions for two site model to assess cooperativity</text:p>
                  <text:list>
                    <text:list-item>
                      <text:p text:style-name="P14"><text:soft-page-break/>note that this could be extended logically to trimeric systems and that general rule of <text:span text:style-name="T17">Ki = ((n - i + 1) / i) * 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Application to Data</text:p>
          <text:list>
            <text:list-item>
              <text:p text:style-name="P15">EGFR</text:p>
              <text:list>
                <text:list-item>
                  <text:p text:style-name="P15">Fits to pooled data (fitted graphs – 2)</text:p>
                </text:list-item>
                <text:list-item>
                  <text:p text:style-name="P15">Table of fitted params (for coop and forced-non)</text:p>
                </text:list-item>
                <text:list-item>
                  <text:p text:style-name="P15">Simulation (model swapping) – box and whisker less than 2.5% of vals would fall into coop range by chance alone</text:p>
                </text:list-item>
                <text:list-item>
                  <text:p text:style-name="P17">Deconvoluted components – critical point of singly occupied species (graph, could combine in pbar format<text:span text:style-name="T18">)</text:span></text:p>
                </text:list-item>
              </text:list>
            </text:list-item>
            <text:list-item>
              <text:p text:style-name="P15">Estrogen</text:p>
              <text:list>
                <text:list-item>
                  <text:p text:style-name="P18">poor-fit, but what is it due to?</text:p>
                </text:list-item>
                <text:list-item>
                  <text:p text:style-name="P16">notes on incomplete data set (not covering adequate ligand range)</text:p>
                </text:list-item>
                <text:list-item>
                  <text:p text:style-name="P16">notes on care taken to determine bound/free</text:p>
                </text:list-item>
                <text:list-item>
                  <text:p text:style-name="P19">takes monomer into acct</text:p>
                </text:list-item>
                <text:list-item>
                  <text:p text:style-name="P16">modeling of data suggests some unphysical numbers, more likely that things are happening in physiological range (modulation wouldn’t make sense if dimer constant was such that 99% of population was dimer and we’d still see modulatoin – at that point, system should approach a standard two-site model, also, other “transition to activated complex” models are bunk) and that proximity of experimental concentrations to Kd could lead to significant ligand-depletion</text:p>
                </text:list-item>
                <text:list-item>
                  <text:p text:style-name="P15">add overlay of computed data for comparison </text:p>
                </text:list-item>
                <text:list-item>
                  <text:p text:style-name="P17">explain discrepancy with ligand-depletion</text:p>
                </text:list-item>
                <text:list-item>
                  <text:p text:style-name="P18">proposition for new experiments, there is one for the hbd, but plots/results similar</text:p>
                  <text:list>
                    <text:list-item>
                      <text:p text:style-name="P18">this model still could be insufficient</text:p>
                    </text:list-item>
                    <text:list-item>
                      <text:p text:style-name="P18">show computations from other models (also bad) even the extended Wyman (addition of parameters don’t help fit – out of solution-space due to coupling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7:50:53.165519000</meta:creation-date>
    <dc:date>2016-04-06T06:50:30.398991000</dc:date>
    <meta:editing-duration>PT1H46M</meta:editing-duration>
    <meta:editing-cycles>11</meta:editing-cycles>
    <meta:generator>LibreOffice/5.1.0.3$MacOSX_X86_64 LibreOffice_project/5e3e00a007d9b3b6efb6797a8b8e57b51ab1f737</meta:generator>
    <meta:document-statistic meta:table-count="0" meta:image-count="0" meta:object-count="0" meta:page-count="3" meta:paragraph-count="97" meta:word-count="1007" meta:character-count="6742" meta:non-whitespace-character-count="5713"/>
  </office:meta>
</office:document-meta>
</file>